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 style:font-size-asian="58pt" style:font-weight-asian="bold" style:font-size-complex="58pt" style:font-weight-complex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 style:font-size-asian="58pt" style:font-weight-asian="bold" style:font-size-complex="5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Święty, Święty, Święty</text:span><text:span text:style-name="T1"><text:line-break/></text:span><text:span text:style-name="T1">Święty, Święty, Święty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ełne są niebiosa</text:span><text:span text:style-name="T1"><text:line-break/></text:span><text:span text:style-name="T1">i ziemia chwały Twojej</text:span><text:span text:style-name="T1"><text:line-break/></text:span><text:span text:style-name="T1">Święty, Święty, Święty</text:span><text:span text:style-name="T1"><text:line-break/></text:span><text:span text:style-name="T1"><text:line-break/></text:span><text:span text:style-name="T1">Pełne są niebiosa</text:span><text:span text:style-name="T1"><text:line-break/></text:span><text:span text:style-name="T1">i ziemia chwały Twojej</text:span><text:span text:style-name="T1"><text:line-break/></text:span><text:span text:style-name="T1">Święty, Święty, Świę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Hosanna, Hosanna</text:span><text:span text:style-name="T1"><text:line-break/></text:span><text:span text:style-name="T1">na wysokości</text:span><text:span text:style-name="T1"><text:line-break/></text:span><text:span text:style-name="T1">Hosanna, Hosanna</text:span><text:span text:style-name="T1"><text:line-break/></text:span><text:span text:style-name="T1">na wysokości</text:span><text:span text:style-name="T1"><text:line-break/></text:span><text:span text:style-name="T1"><text:line-break/></text:span><text:span text:style-name="T1"><text:line-break/></text:span><text:span text:style-name="T1">Święty, Święty, Święty</text:span><text:span text:style-name="T1"><text:line-break/></text:span><text:span text:style-name="T1">Święty, Święty, Święty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<text:s/></text:span><text:span text:style-name="T1">Błogosławiony,</text:span><text:span text:style-name="T1"><text:line-break/></text:span><text:span text:style-name="T1">który przychodzi</text:span><text:span text:style-name="T1"><text:line-break/></text:span><text:span text:style-name="T1">w imię pańskie</text:span><text:span text:style-name="T1"><text:line-break/></text:span><text:span text:style-name="T1">Święty, Święty, Święty</text:span><text:span text:style-name="T1"><text:line-break/></text:span><text:span text:style-name="T1"><text:line-break/></text:span><text:span text:style-name="T1">Błogosławiony,</text:span><text:span text:style-name="T1"><text:line-break/></text:span><text:span text:style-name="T1">który przychodzi</text:span><text:span text:style-name="T1"><text:line-break/></text:span><text:span text:style-name="T1">w imię pańskie</text:span><text:span text:style-name="T1"><text:line-break/></text:span><text:span text:style-name="T1">Święty, Święty, Świę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Hosanna, Hosanna</text:span><text:span text:style-name="T1"><text:line-break/></text:span><text:span text:style-name="T1">na wysokości</text:span><text:span text:style-name="T1"><text:line-break/></text:span><text:span text:style-name="T1">Hosanna, Hosanna</text:span><text:span text:style-name="T1"><text:line-break/></text:span><text:span text:style-name="T1">na wysokości</text:span><text:span text:style-name="T1"><text:line-break/></text:span><text:span text:style-name="T1"><text:line-break/></text:span><text:span text:style-name="T1"><text:line-break/></text:span><text:span text:style-name="T1">Święty, Święty, Święty</text:span><text:span text:style-name="T1"><text:line-break/></text:span><text:span text:style-name="T1">Święty, Święty, Święty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dc:date>2010-01-26T13:20:00</dc:date>
    <meta:editing-cycles>3</meta:editing-cycles>
    <meta:editing-duration>PT2M38S</meta:editing-duration>
    <meta:user-defined meta:name="Informacja 1"/>
    <meta:user-defined meta:name="Informacja 2"/>
    <meta:user-defined meta:name="Informacja 3"/>
    <meta:user-defined meta:name="Informacja 4"/>
    <meta:document-statistic meta:object-count="36"/>
  </office:meta>
</office:document-meta>
</file>